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7a5" officeooo:paragraph-rsid="001207a5"/>
    </style:style>
    <style:style style:name="P2" style:family="paragraph" style:parent-style-name="Standard">
      <style:text-properties fo:font-weight="bold" officeooo:rsid="001207a5" officeooo:paragraph-rsid="001207a5" style:font-weight-asian="bold" style:font-weight-complex="bold"/>
    </style:style>
    <style:style style:name="P3" style:family="paragraph" style:parent-style-name="Standard">
      <style:text-properties fo:font-size="14pt" fo:font-weight="bold" officeooo:rsid="001207a5" officeooo:paragraph-rsid="001207a5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1207a5" officeooo:paragraph-rsid="001207a5" style:font-weight-asian="normal" style:font-weight-complex="normal"/>
    </style:style>
    <style:style style:name="P5" style:family="paragraph" style:parent-style-name="Standard">
      <style:text-properties fo:font-weight="normal" officeooo:rsid="00143fed" officeooo:paragraph-rsid="00143fed" style:font-weight-asian="normal" style:font-weight-complex="normal"/>
    </style:style>
    <style:style style:name="P6" style:family="paragraph" style:parent-style-name="Standard">
      <style:text-properties fo:font-weight="normal" officeooo:rsid="001207a5" officeooo:paragraph-rsid="001207a5" style:font-weight-asian="normal" style:font-weight-complex="normal"/>
    </style:style>
    <style:style style:name="P7" style:family="paragraph" style:parent-style-name="Standard">
      <style:text-properties fo:font-weight="normal" officeooo:rsid="0017acfc" officeooo:paragraph-rsid="0017acfc" style:font-weight-asian="normal" style:font-weight-complex="normal"/>
    </style:style>
    <style:style style:name="P8" style:family="paragraph" style:parent-style-name="Standard">
      <style:text-properties fo:font-weight="normal" officeooo:rsid="00143fed" officeooo:paragraph-rsid="00143fed" style:font-weight-asian="normal" style:font-weight-complex="normal"/>
    </style:style>
    <style:style style:name="P9" style:family="paragraph" style:parent-style-name="Standard">
      <style:text-properties officeooo:rsid="001207a5" officeooo:paragraph-rsid="0017acfc"/>
    </style:style>
    <style:style style:name="P10" style:family="paragraph" style:parent-style-name="Standard">
      <style:text-properties officeooo:rsid="001207a5" officeooo:paragraph-rsid="001a6439"/>
    </style:style>
    <style:style style:name="P11" style:family="paragraph" style:parent-style-name="Standard">
      <style:text-properties fo:font-size="12pt" fo:font-weight="normal" officeooo:rsid="001207a5" officeooo:paragraph-rsid="001207a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c3d7" officeooo:paragraph-rsid="001cc3d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acfc" style:font-weight-asian="normal" style:font-weight-complex="normal"/>
    </style:style>
    <style:style style:name="T3" style:family="text">
      <style:text-properties officeooo:rsid="00143fed"/>
    </style:style>
    <style:style style:name="T4" style:family="text">
      <style:text-properties officeooo:rsid="0016d2ed"/>
    </style:style>
    <style:style style:name="T5" style:family="text">
      <style:text-properties officeooo:rsid="00170189"/>
    </style:style>
    <style:style style:name="T6" style:family="text">
      <style:text-properties officeooo:rsid="00188997"/>
    </style:style>
    <style:style style:name="T7" style:family="text">
      <style:text-properties officeooo:rsid="001a6439"/>
    </style:style>
    <style:style style:name="T8" style:family="text">
      <style:text-properties officeooo:rsid="001cc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acks performed on self_dataset_1.1</text:p>
      <text:p text:style-name="P3"/>
      <text:p text:style-name="P11">Data is being sent from arduino+nodemcu to apache server 192.168.0.104</text:p>
      <text:p text:style-name="P12">(create excel sheet next time)</text:p>
      <text:p text:style-name="P1"/>
      <text:p text:style-name="P1"><text:span text:style-name="T1">ddos</text:span> - </text:p>
      <text:p text:style-name="P4">method – terminal ping from multiple devices</text:p>
      <text:p text:style-name="P7">&gt; ping 192.168.0.104</text:p>
      <text:p text:style-name="P10">attackers – <text:span text:style-name="T7">192.168.0.103, 192.168.0.105</text:span></text:p>
      <text:p text:style-name="P10">target - <text:span text:style-name="T7">192.168.0.104</text:span></text:p>
      <text:p text:style-name="P1">protocol – ICMP</text:p>
      <text:p text:style-name="P1">start time - <text:span text:style-name="T8">20</text:span></text:p>
      <text:p text:style-name="P1">end time - <text:span text:style-name="T8">35</text:span></text:p>
      <text:p text:style-name="P1"/>
      <text:p text:style-name="P2">data type probing -</text:p>
      <text:p text:style-name="P5">method – send curl requests from one device, send string instead of int</text:p>
      <text:p text:style-name="P7">&gt; <text:span text:style-name="T6">for ((i=1;i&lt;=300;i++)); do sleep 1;</text:span> curl 192.168.0.104/ids/server.php?data=attack; <text:span text:style-name="T6">done</text:span></text:p>
      <text:p text:style-name="P10">attackers – <text:span text:style-name="T7">192.168.0.103, 192.168.0.105</text:span></text:p>
      <text:p text:style-name="P9">target - <text:s/><text:span text:style-name="T2">192.168.0.104/ids/server.php</text:span></text:p>
      <text:p text:style-name="P1">protocol – HTTP</text:p>
      <text:p text:style-name="P1">start time - <text:span text:style-name="T8">51</text:span></text:p>
      <text:p text:style-name="P1">end time - <text:span text:style-name="T8">67</text:span></text:p>
      <text:p text:style-name="P4"/>
      <text:p text:style-name="P2">scan attack - </text:p>
      <text:p text:style-name="P5">method – use nmap </text:p>
      <text:p text:style-name="P5">&gt; nmap -v -sn 192.168.0.*</text:p>
      <text:p text:style-name="P1">attackers – <text:span text:style-name="T3">192.168.0.104 / </text:span>LiteonTe_d5:cc:2f</text:p>
      <text:p text:style-name="P1">target – <text:span text:style-name="T3">192.168.0.*</text:span></text:p>
      <text:p text:style-name="P1">protocol - <text:span text:style-name="T3">ARP</text:span></text:p>
      <text:p text:style-name="P1">start time - <text:span text:style-name="T8">86</text:span></text:p>
      <text:p text:style-name="P1">end time - <text:span text:style-name="T8">125</text:span></text:p>
      <text:p text:style-name="P1"/>
      <text:p text:style-name="P2">wrong setup -</text:p>
      <text:p text:style-name="P5">method – disconnect vcc, sends -1 as data</text:p>
      <text:p text:style-name="P1">attackers - <text:span text:style-name="T3">device</text:span></text:p>
      <text:p text:style-name="P1">target – <text:span text:style-name="T3">192.168.0.104</text:span></text:p>
      <text:p text:style-name="P1">protocol - <text:span text:style-name="T3">HTTP</text:span></text:p>
      <text:p text:style-name="P1">start time - <text:span text:style-name="T8">110</text:span></text:p>
      <text:p text:style-name="P4">end time - <text:span text:style-name="T8">125</text:span></text:p>
      <text:p text:style-name="P4"/>
      <text:p text:style-name="P2">man in the middle - </text:p>
      <text:p text:style-name="P5">method – use arpspoof </text:p>
      <text:p text:style-name="P5">&gt; sudo arpspoof -i wlp3s0 -t 192.168.0.107 -<text:span text:style-name="T5">r</text:span> 192.168.0.104</text:p>
      <text:p text:style-name="P1">attackers – <text:span text:style-name="T4">192.168.0.105</text:span></text:p>
      <text:p text:style-name="P10">target – <text:span text:style-name="T7">192.168.0.107, 192.168.0.104</text:span></text:p>
      <text:p text:style-name="P1">protocol - <text:span text:style-name="T5">ARP</text:span></text:p>
      <text:p text:style-name="P1">start time - <text:span text:style-name="T8">153</text:span></text:p>
      <text:p text:style-name="P4">end time - <text:span text:style-name="T8">1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38:17.611097328</meta:creation-date>
    <dc:date>2020-02-09T20:09:10.809145447</dc:date>
    <meta:editing-duration>PT1H58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174" meta:character-count="1124" meta:non-whitespace-character-count="972"/>
  </office:meta>
</office:document-meta>
</file>